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agraph-properties fo:text-align="center"/>
      <style:text-properties fo:font-size="10pt" style:font-size-asian="10pt" style:font-size-complex="10pt"/>
    </style:style>
    <style:style style:name="P2" style:family="paragraph">
      <loext:graphic-properties draw:fill="none" draw:fill-color="#ffffff"/>
      <style:paragraph-properties fo:text-align="center"/>
      <style:text-properties fo:font-size="10pt" style:font-size-asian="10pt" style:font-size-complex="10pt"/>
    </style:style>
    <style:style style:name="P3" style:family="paragraph">
      <style:paragraph-properties fo:text-align="center"/>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none" draw:fill-color="#ffffff"/>
      <style:paragraph-properties fo:text-align="center"/>
    </style:style>
    <style:style style:name="P6" style:family="paragraph">
      <loext:graphic-properties draw:fill="none" draw:fill-color="#ffffff"/>
    </style:style>
    <style:style style:name="P7" style:family="paragraph">
      <loext:graphic-properties draw:fill="none" draw:fill-color="#ffffff"/>
      <style:text-properties fo:color="#ff0000"/>
    </style:style>
    <style:style style:name="P8" style:family="paragraph">
      <style:paragraph-properties fo:text-align="center"/>
      <style:text-properties fo:color="#00ccff"/>
    </style:style>
    <style:style style:name="P9" style:family="paragraph">
      <loext:graphic-properties draw:fill="none" draw:fill-color="#ffffff"/>
      <style:paragraph-properties fo:text-align="center"/>
      <style:text-properties fo:color="#00ccff"/>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color="#00cc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201in" svg:stroke-color="#000000" draw:marker-start-width="0.1689in" draw:marker-end-width="0.1689in" draw:fill="none" draw:fill-color="#ffffff" draw:textarea-vertical-align="middle" fo:min-height="0.5457in" fo:padding-top="-0.0386in" fo:padding-bottom="-0.0386in" fo:padding-left="-0.0386in" fo:padding-right="-0.038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01in" svg:stroke-color="#000000" draw:marker-start-width="0.1689in" draw:marker-end-width="0.1689in" draw:fill="none" draw:fill-color="#ffffff" draw:textarea-vertical-align="middle" fo:min-height="0.578in" fo:padding-top="-0.0386in" fo:padding-bottom="-0.0386in" fo:padding-left="-0.0386in" fo:padding-right="-0.0386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01in" svg:stroke-color="#000000" draw:marker-start-width="0.1689in" draw:marker-end-width="0.1689in" draw:fill="none" draw:fill-color="#ffffff" draw:textarea-vertical-align="middle" fo:min-height="0.6701in" fo:padding-top="-0.0386in" fo:padding-bottom="-0.0386in" fo:padding-left="-0.0386in" fo:padding-right="-0.0386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201in" svg:stroke-color="#000000" draw:marker-start-width="0.1689in" draw:marker-end-width="0.1689in" draw:stroke-linejoin="bevel" svg:stroke-linecap="round" draw:fill="none" draw:fill-color="#ffffff" draw:textarea-vertical-align="middle" fo:min-height="0.578in" fo:padding-top="-0.0386in" fo:padding-bottom="-0.0386in" fo:padding-left="-0.0386in" fo:padding-right="-0.0386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835in" style:run-through="foreground" style:wrap="run-through" style:number-wrapped-paragraphs="no-limit" style:vertical-pos="from-top" style:vertical-rel="paragraph" style:horizontal-pos="from-left" style:horizontal-rel="paragraph"/>
    </style:style>
    <style:style style:name="gr6" style:family="graphic">
      <style:graphic-properties svg:stroke-color="#000000"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201in" svg:stroke-color="#ff0000" draw:marker-start-width="0.1689in" draw:marker-end-width="0.1689in" draw:fill="none"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201in" svg:stroke-color="#ff0000" draw:fill="none"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in" svg:stroke-color="#000000" draw:marker-end="Arrowheads_20_1"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in" svg:stroke-color="#000000" draw:marker-end="Arrowheads_20_1" draw:fill="none" draw:fill-color="#ffffff" fo:min-height="0.2425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in" svg:stroke-color="#000000" draw:marker-end="Arrowheads_20_1" draw:fill="none" draw:fill-color="#ffffff" fo:min-height="0.3252in"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0201in" svg:stroke-color="#00ccff" draw:marker-start-width="0.1689in" draw:marker-end="Arrowheads_20_1" draw:marker-end-width="0.1689in" draw:fill="none"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width="0in" svg:stroke-color="#00ccff" draw:marker-end="Arrowheads_20_1" draw:fill="none" draw:fill-color="#ffffff" fo:min-height="0.3252in"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width="0in" svg:stroke-color="#000000" draw:marker-end="Arrowheads_20_1" draw:fill="none" draw:fill-color="#ffffff" fo:min-height="0.3965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style-name="gr1" draw:text-style-name="P2" svg:width="1.0858in" svg:height="0.4685in" svg:x="0.3516in" svg:y="0.5366in"><draw:text-box><text:p text:style-name="P1"><text:span text:style-name="T1">Front page</text:span></text:p><text:p text:style-name="P1"><text:span text:style-name="T1">(home:home)</text:span></text:p></draw:text-box></draw:frame><draw:frame text:anchor-type="paragraph" draw:z-index="1" draw:style-name="gr2" draw:text-style-name="P2" svg:width="1.1705in" svg:height="0.5004in" svg:x="3.9366in" svg:y="0.5154in"><draw:text-box><text:p text:style-name="P1"><text:span text:style-name="T1">Registration</text:span></text:p><text:p text:style-name="P1"><text:span text:style-name="T1">(users:register)</text:span></text:p></draw:text-box></draw:frame><draw:frame text:anchor-type="paragraph" draw:z-index="2" draw:style-name="gr2" draw:text-style-name="P2" svg:width="1.1705in" svg:height="0.5004in" svg:x="3.9366in" svg:y="1.0681in"><draw:text-box><text:p text:style-name="P1"><text:span text:style-name="T1">Login</text:span></text:p><text:p text:style-name="P1"><text:span text:style-name="T1">(users:login)</text:span></text:p></draw:text-box></draw:frame><draw:frame text:anchor-type="paragraph" draw:z-index="3" draw:style-name="gr2" draw:text-style-name="P2" svg:width="1.1705in" svg:height="0.5004in" svg:x="3.9366in" svg:y="1.6311in"><draw:text-box><text:p text:style-name="P1"><text:span text:style-name="T1">Logout</text:span></text:p><text:p text:style-name="P1"><text:span text:style-name="T1">(users:logout)</text:span></text:p></draw:text-box></draw:frame><draw:frame text:anchor-type="paragraph" draw:z-index="4" draw:style-name="gr2" draw:text-style-name="P2" svg:width="1.1705in" svg:height="0.5004in" svg:x="5.4047in" svg:y="0.5154in"><draw:text-box><text:p text:style-name="P1"><text:span text:style-name="T1">User profile</text:span></text:p><text:p text:style-name="P1"><text:span text:style-name="T1">(users:profile)</text:span></text:p></draw:text-box></draw:frame><draw:frame text:anchor-type="paragraph" draw:z-index="5" draw:style-name="gr2" draw:text-style-name="P2" svg:width="1.1705in" svg:height="0.5004in" svg:x="5.4047in" svg:y="1.0898in"><draw:text-box><text:p text:style-name="P1"><text:span text:style-name="T1">User pastes</text:span></text:p><text:p text:style-name="P1"><text:span text:style-name="T1">(users:pastes)</text:span></text:p></draw:text-box></draw:frame><draw:frame text:anchor-type="paragraph" draw:z-index="6" draw:style-name="gr2" draw:text-style-name="P2" svg:width="1.1705in" svg:height="0.5004in" svg:x="5.4047in" svg:y="1.6327in"><draw:text-box><text:p text:style-name="P1"><text:span text:style-name="T1">User favorites</text:span></text:p><text:p text:style-name="P1"><text:span text:style-name="T1">(users:favorites)</text:span></text:p></draw:text-box></draw:frame><draw:frame text:anchor-type="paragraph" draw:z-index="7" draw:style-name="gr3" draw:text-style-name="P2" svg:width="1.5425in" svg:height="0.5925in" svg:x="5.2453in" svg:y="2.3417in"><draw:text-box><text:p text:style-name="P1"><text:span text:style-name="T1">Change user's password</text:span></text:p><text:p text:style-name="P1"><text:span text:style-name="T1">(users:change_password)</text:span></text:p></draw:text-box></draw:frame><draw:frame text:anchor-type="paragraph" draw:z-index="8" draw:style-name="gr3" draw:text-style-name="P2" svg:width="1.5425in" svg:height="0.5925in" svg:x="5.2453in" svg:y="2.9799in"><draw:text-box><text:p text:style-name="P1"><text:span text:style-name="T1">Delete user's account</text:span></text:p><text:p text:style-name="P1"><text:span text:style-name="T1">(users:delete_account)</text:span></text:p></draw:text-box></draw:frame><draw:frame text:anchor-type="paragraph" draw:z-index="9" draw:style-name="gr2" draw:text-style-name="P2" svg:width="1.1705in" svg:height="0.5004in" svg:x="0.3626in" svg:y="2.3555in"><draw:text-box><text:p text:style-name="P1"><text:span text:style-name="T1">Show paste</text:span></text:p><text:p text:style-name="P1"><text:span text:style-name="T1">(pastes:show_paste)</text:span></text:p></draw:text-box></draw:frame><draw:frame text:anchor-type="paragraph" draw:z-index="10" draw:style-name="gr2" draw:text-style-name="P2" svg:width="1.1705in" svg:height="0.5004in" svg:x="0.3626in" svg:y="2.9299in"><draw:text-box><text:p text:style-name="P1"><text:span text:style-name="T1">Edit paste</text:span></text:p><text:p text:style-name="P1"><text:span text:style-name="T1">(pastes:edit_paste)</text:span></text:p></draw:text-box></draw:frame><draw:frame text:anchor-type="paragraph" draw:z-index="11" draw:style-name="gr2" draw:text-style-name="P2" svg:width="1.1705in" svg:height="0.5004in" svg:x="0.3626in" svg:y="3.4937in"><draw:text-box><text:p text:style-name="P1"><text:span text:style-name="T1">Delete paste</text:span></text:p><text:p text:style-name="P1"><text:span text:style-name="T1">(pastes:delete_paste)</text:span></text:p></draw:text-box></draw:frame><draw:frame text:anchor-type="paragraph" draw:z-index="12" draw:style-name="gr3" draw:text-style-name="P2" svg:width="2.0323in" svg:height="0.5925in" svg:x="-0.1165in" svg:y="4.5972in"><draw:text-box draw:corner-radius="0.1in"><text:p text:style-name="P1"><text:span text:style-name="T1">Change paste's favorited status</text:span></text:p><text:p text:style-name="P1"><text:span text:style-name="T1">(pastes:change_paste_favorite)</text:span></text:p></draw:text-box></draw:frame><draw:frame text:anchor-type="paragraph" draw:z-index="13" draw:style-name="gr2" draw:text-style-name="P2" svg:width="2.0106in" svg:height="0.5004in" svg:x="4.5008in" svg:y="4.6744in"><draw:text-box draw:corner-radius="0.1in"><text:p text:style-name="P1"><text:span text:style-name="T1">Get comments</text:span></text:p><text:p text:style-name="P1"><text:span text:style-name="T1">(comments:get_comments)</text:span></text:p></draw:text-box></draw:frame><draw:frame text:anchor-type="paragraph" draw:z-index="14" draw:style-name="gr4" draw:text-style-name="P2" svg:width="2.0106in" svg:height="0.5004in" svg:x="4.5in" svg:y="5.25in"><draw:text-box draw:corner-radius="0.1in"><text:p text:style-name="P1"><text:span text:style-name="T1">Add comment</text:span></text:p><text:p text:style-name="P1"><text:span text:style-name="T1">(comments:add_comment)</text:span></text:p></draw:text-box></draw:frame><draw:frame text:anchor-type="paragraph" draw:z-index="15" draw:style-name="gr2" draw:text-style-name="P2" svg:width="2.0106in" svg:height="0.5004in" svg:x="4.5008in" svg:y="5.802in"><draw:text-box draw:corner-radius="0.1in"><text:p text:style-name="P1"><text:span text:style-name="T1">Edit comment</text:span></text:p><text:p text:style-name="P1"><text:span text:style-name="T1">(comments:edit_comment)</text:span></text:p></draw:text-box></draw:frame><draw:frame text:anchor-type="paragraph" draw:z-index="16" draw:style-name="gr2" draw:text-style-name="P2" svg:width="2.0106in" svg:height="0.5004in" svg:x="4.5008in" svg:y="6.3764in"><draw:text-box draw:corner-radius="0.1in"><text:p text:style-name="P1"><text:span text:style-name="T1">Delete comment</text:span></text:p><text:p text:style-name="P1"><text:span text:style-name="T1">(comments:delete_comment)</text:span></text:p></draw:text-box></draw:frame><draw:frame text:anchor-type="paragraph" draw:z-index="17" draw:style-name="gr5" draw:text-style-name="P4" svg:width="2.1177in" svg:height="0.3835in" svg:x="4.4575in" svg:y="4.4091in"><draw:text-box><text:p text:style-name="P3"><text:span text:style-name="T2">comments</text:span></text:p></draw:text-box></draw:frame><draw:frame text:anchor-type="paragraph" draw:z-index="18" draw:style-name="gr5" draw:text-style-name="P4" svg:width="2.1177in" svg:height="0.3835in" svg:x="-0.1165in" svg:y="2.1118in"><draw:text-box><text:p text:style-name="P3"><text:span text:style-name="T2">pastes</text:span></text:p></draw:text-box></draw:frame><draw:frame text:anchor-type="paragraph" draw:z-index="19" draw:style-name="gr5" draw:text-style-name="P4" svg:width="2.1177in" svg:height="0.3835in" svg:x="4.1917in" svg:y="0.2075in"><draw:text-box><text:p text:style-name="P3"><text:span text:style-name="T2">users</text:span></text:p></draw:text-box></draw:frame><draw:frame text:anchor-type="paragraph" draw:z-index="20" draw:style-name="gr5" draw:text-style-name="P4" svg:width="2.1177in" svg:height="0.3835in" svg:x="-0.1591in" svg:y="0.2602in"><draw:text-box><text:p text:style-name="P3"><text:span text:style-name="T2">home</text:span></text:p></draw:text-box></draw:frame><draw:rect text:anchor-type="paragraph" draw:z-index="21" draw:style-name="gr6" draw:text-style-name="P5" svg:width="1.4469in" svg:height="0.9469in" svg:x="0.139in" svg:y="0.2602in"><text:p/></draw:rect><draw:rect text:anchor-type="paragraph" draw:z-index="22" draw:style-name="gr6" draw:text-style-name="P5" svg:width="2.5213in" svg:height="3.3303in" svg:x="-0.3929in" svg:y="2.0898in"><text:p/></draw:rect><draw:rect text:anchor-type="paragraph" draw:z-index="23" draw:style-name="gr6" draw:text-style-name="P5" svg:width="3.3512in" svg:height="3.7661in" svg:x="3.6492in" svg:y="0.1535in"><text:p/></draw:rect><draw:rect text:anchor-type="paragraph" draw:z-index="24" draw:style-name="gr6" draw:text-style-name="P5" svg:width="2.5748in" svg:height="2.8189in" svg:x="4.2236in" svg:y="4.3453in"><text:p/></draw:rect><draw:rect text:anchor-type="paragraph" draw:z-index="25" draw:style-name="gr7" draw:text-style-name="P5" svg:width="2.2768in" svg:height="2.4362in" svg:x="-0.2547in" svg:y="2.8555in"><text:p/></draw:rect><draw:rect text:anchor-type="paragraph" draw:z-index="26" draw:style-name="gr7" draw:text-style-name="P5" svg:width="2.3303in" svg:height="1.8303in" svg:x="4.3618in" svg:y="5.1957in"><text:p/></draw:rect><draw:rect text:anchor-type="paragraph" draw:z-index="27" draw:style-name="gr8" draw:text-style-name="P5" svg:width="1.7559in" svg:height="1.4252in" svg:x="5.1173in" svg:y="2.2709in"><text:p/></draw:rect><draw:line text:anchor-type="paragraph" draw:z-index="28" draw:style-name="gr9" draw:text-style-name="P5" svg:x1="0.5654in" svg:y1="1.0047in" svg:x2="0.5654in" svg:y2="2.3555in"><text:p/></draw:line><draw:frame text:anchor-type="paragraph" draw:z-index="29" draw:style-name="gr10" draw:text-style-name="P6" svg:width="1.5906in" svg:height="0.2425in" svg:x="0.6362in" svg:y="1.4146in"><draw:text-box><text:p>user submits a paste</text:p></draw:text-box></draw:frame><draw:frame text:anchor-type="paragraph" draw:z-index="30" draw:style-name="gr11" draw:text-style-name="P7" svg:width="5.7906in" svg:height="0.3252in" svg:x="0.2583in" svg:y="7.6445in"><draw:text-box><text:p text:style-name="P3"><text:span text:style-name="T3">Actions inside the red rectangles require the user to be logged in.</text:span></text:p></draw:text-box></draw:frame><draw:rect text:anchor-type="paragraph" draw:z-index="31" draw:style-name="gr12" draw:text-style-name="P5" svg:width="2.4524in" svg:height="2.4976in" svg:x="4.2925in" svg:y="4.6035in"><text:p/></draw:rect><draw:rect text:anchor-type="paragraph" draw:z-index="32" draw:style-name="gr12" draw:text-style-name="P5" svg:width="2.1386in" svg:height="0.728in" svg:x="-0.1866in" svg:y="4.5138in"><text:p/></draw:rect><draw:frame text:anchor-type="paragraph" draw:z-index="33" draw:style-name="gr13" draw:text-style-name="P9" svg:width="5.7906in" svg:height="0.4039in" svg:x="0.2583in" svg:y="7.9693in"><draw:text-box><text:p text:style-name="P8"><text:span text:style-name="T4">Actions inside the blue rectangles are used by Javascript scripts to retrieve and send information.</text:span></text:p></draw:text-box></draw:frame><draw:path text:anchor-type="paragraph" draw:z-index="34" draw:style-name="gr9" draw:text-style-name="P5" svg:width="0.3386in" svg:height="0.5681in" draw:transform="rotate (-2.9229028983149) translate (0.478106898366587in 3.1274688292693in)" svg:viewBox="0 0 861 1444" svg:d="M0 1427c245 67 499-67 646-233 128-143 107-372 143-561 37-194 182-454-85-591l-188-42-160 2"><text:p/></draw:path><draw:path text:anchor-type="paragraph" draw:z-index="35" draw:style-name="gr9" draw:text-style-name="P5" svg:width="0.3445in" svg:height="1.1823in" draw:transform="rotate (-0.111701072127637) translate (1.53455822656019in 2.56679872034192in)" svg:viewBox="0 0 876 3004" svg:d="M0 12c205-57 399 94 498 294 133 271 196 542 230 828 22 196 44 398 66 596 22 196 33 399 67 594s5 394-32 586l-187 60-212 24-94 10"><text:p/></draw:path><draw:path text:anchor-type="paragraph" draw:z-index="36" draw:style-name="gr9" draw:text-style-name="P5" svg:width="0.9654in" svg:height="1.9398in" draw:transform="rotate (-0.247662220857995) translate (6.58434493099402in 0.654484459468634in)" svg:viewBox="0 0 2453 4928" svg:d="M0 205c204 23 393-80 589-109 211-32 409-155 641-62 241 95 268 318 385 499 105 163 144 360 217 542 75 188 101 399 151 599 47 184 95 372 142 561 49 193 100 387 147 581 46 187 109 371 123 566 15 200 19 406 34 608 15 200 57 420-26 603-84 185-310 293-518 311l-94 24"><text:p/></draw:path><draw:path text:anchor-type="paragraph" draw:z-index="37" draw:style-name="gr9" draw:text-style-name="P5" svg:width="0.3732in" svg:height="0.6252in" draw:transform="rotate (-0.321664181142555) translate (6.58098130997222in 0.802887835643947in)" svg:viewBox="0 0 949 1589" svg:d="M0 15c199 15 496-108 605 164 77 190 163 381 214 580 51 202 276 439-19 618l-158 134-117 78"><text:p/></draw:path><draw:path text:anchor-type="paragraph" draw:z-index="38" draw:style-name="gr9" draw:text-style-name="P5" svg:width="0.3693in" svg:height="1.335in" svg:x="6.5717in" svg:y="0.613in" svg:viewBox="0 0 939 3392" svg:d="M0 15c205-2 416-32 619 0 349 54 164 349 251 578 68 182 82 377 58 579-24 197-9 395-39 599-28 193-76 378-58 579 17 190 35 388 0 578-28 152 166 462-192 426-194-20-389 12-581 19l-39 19"><text:p/></draw:path><draw:path text:anchor-type="paragraph" draw:z-index="39" draw:style-name="gr9" draw:text-style-name="P5" svg:width="1.0898in" svg:height="2.7622in" draw:transform="rotate (-0.218689755274889) translate (6.58702321272028in 0.480277394194907in)" svg:viewBox="0 0 2769 7017" svg:d="M0 181c200 7 407 21 606-35 196-55 415-38 607-115 351-140 221 229 280 373 73 177 107 374 107 569 0 194 42 385 70 577 28 191 86 379 107 571s67 379 107 569c39 186 84 377 125 565 43 193 86 387 130 583 44 198 89 402 134 603 44 200 90 405 134 605 45 199 90 402 134 602 42 188 121 373 126 565 4 189 264 375-62 527-187 87-355 184-531 277l-74-63"><text:p/></draw:path><draw:path text:anchor-type="paragraph" draw:z-index="40" draw:style-name="gr9" draw:text-style-name="P5" svg:width="3.8965in" svg:height="0.5937in" draw:transform="rotate (-3.02989158146216) translate (5.46762267425996in 2.447431944087in)" svg:viewBox="0 0 9898 1509" svg:d="M0 1509c165-15 448 19 421-302-17-201-32-380 161-566 181-175 409-290 560-480 207-263 417-125 635-123 205 3 410 46 613 69 200 23 400 45 594 67 220 24 440 33 652 73 259 48 419 22 680 348 190 236 675 299 901 101 445-389 237 155 577 63 190-52 398 44 594 66 200 23 397 45 595 67 212 24 422 47 632 71 200 22 398 45 595 67 198 22 398 44 596 67 191 21 384 43 575 64l191 21 193 22 133 15"><text:p/></draw:path><draw:path text:anchor-type="paragraph" draw:z-index="41" draw:style-name="gr9" draw:text-style-name="P5" svg:width="4.0583in" svg:height="1.2323in" draw:transform="rotate (-2.68257106031528) translate (5.73735759117436in 1.99783656788498in)" svg:viewBox="0 0 10309 3131" svg:d="M0 1926c213-97 509 230 628-97 66-180 156-354 223-537 75-209 279-281 378-459 96-173 232-324 265-536 44-283 377-133 559-176 227-54 459-74 691-89 228-15 454-14 682-29 239-16 445 38 664 92 207 51 381 188 571 282 192 95 383 189 571 282 198 98 394 195 588 291 185 92 370 183 554 274 174 86 349 172 520 257 198 97 392 194 588 290 271 134 543 269 813 402 174 86 348 172 519 257 180 89 360 178 537 265 181 89 358 177 536 265l173 85 174 86 75-25"><text:p/></draw:path><draw:frame text:anchor-type="paragraph" draw:z-index="42" draw:style-name="gr14" draw:text-style-name="P5" svg:width="7.0213in" svg:height="0.4039in" svg:x="-0.2634in" svg:y="8.6327in"><draw:text-box><text:p text:style-name="P3">The site also has a navigation bar which contains links to every user-related except for account deletion, as well as the fron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3000 3000" svg:d="M1500 0l1500 2789v211h-114l-1286-2392v2392h-200v-2392l-1286 2392h-114v-21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7:44:40.266742100</meta:creation-date>
    <dc:date>2015-04-16T19:25:20.333997683</dc:date>
    <meta:editing-duration>PT1H40M26S</meta:editing-duration>
    <meta:editing-cycles>28</meta:editing-cycles>
    <meta:generator>LibreOffice/4.4.0.3$Linux_X86_64 LibreOffice_project/40m0$Build-3</meta:generator>
    <meta:document-statistic meta:table-count="0" meta:image-count="0" meta:object-count="0" meta:page-count="1" meta:paragraph-count="0" meta:word-count="0" meta:character-count="0" meta:non-whitespace-character-count="0"/>
  </office:meta>
</office:document-meta>
</file>